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Week total </text:p>
          </table:table-cell>
          <table:table-cell office:value-type="string" calcext:value-type="string">
            <text:p>Gross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luanch script to run the whole app in 1 click.</text:p>
          </table:table-cell>
          <table:table-cell table:style-name="ce1" office:value-type="date" office:date-value="2025-10-06" calcext:value-type="date">
            <text:p>06/10/2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E8];[.E15])" office:value-type="float" office:value="24.5" calcext:value-type="float">
            <text:p>24.5</text:p>
          </table:table-cell>
        </table:table-row>
        <table:table-row table:style-name="ro1">
          <table:table-cell/>
          <table:table-cell office:value-type="string" calcext:value-type="string">
            <text:p>Write and test ChromeDriver and Selenium installation. Try out interactive map libraries. Build beginning of dashboard.</text:p>
          </table:table-cell>
          <table:table-cell table:style-name="ce1" office:value-type="date" office:date-value="2025-10-07" calcext:value-type="date">
            <text:p>07/10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sh UI. Add “off switch”/Kill Protocol</text:p>
          </table:table-cell>
          <table:table-cell table:style-name="ce1" office:value-type="date" office:date-value="2025-10-08" calcext:value-type="date">
            <text:p>08/10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ished Kill Protocol backend and added confirmation effects and style. </text:p>
          </table:table-cell>
          <table:table-cell table:style-name="ce1" office:value-type="date" office:date-value="2025-10-09" calcext:value-type="date">
            <text:p>09/10/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5-10-10" calcext:value-type="date">
            <text:p>10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25-10-11" calcext:value-type="date">
            <text:p>11/10/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([.D2:.D7])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tup Flask for Dashboard:Scrape interaction.</text:p>
          </table:table-cell>
          <table:table-cell table:style-name="ce1" office:value-type="date" office:date-value="2025-10-14" calcext:value-type="date">
            <text:p>14/10/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 table:formula="of:=SUM([.D9:.D14])"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6:58:40.731776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7T10:38:14.505034424</meta:creation-date>
    <dc:date>2025-10-14T16:59:58.959344694</dc:date>
    <meta:editing-duration>PT10M52S</meta:editing-duration>
    <meta:editing-cycles>8</meta:editing-cycles>
    <meta:generator>LibreOffice/6.4.7.2$Linux_X86_64 LibreOffice_project/40$Build-2</meta:generator>
    <meta:document-statistic meta:table-count="1" meta:cell-count="28" meta:object-count="0"/>
  </office:meta>
</office:document-meta>
</file>